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ff6d8"/>
    </style:style>
    <style:style style:name="P2" style:family="paragraph" style:parent-style-name="Heading_20_3">
      <style:text-properties officeooo:rsid="001bb63b" officeooo:paragraph-rsid="000ff6d8"/>
    </style:style>
    <style:style style:name="P3" style:family="paragraph" style:parent-style-name="Text_20_body">
      <style:text-properties officeooo:rsid="00210ab0" officeooo:paragraph-rsid="000ff6d8"/>
    </style:style>
    <style:style style:name="T1" style:family="text">
      <style:text-properties officeooo:rsid="000ff6d8"/>
    </style:style>
    <style:style style:name="T2" style:family="text">
      <style:text-properties officeooo:rsid="0010d4de"/>
    </style:style>
    <style:style style:name="T3" style:family="text">
      <style:text-properties officeooo:rsid="00252b3e"/>
    </style:style>
    <style:style style:name="T4" style:family="text">
      <style:text-properties officeooo:rsid="001213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4">ies</text:span></text:p>
      <text:p text:style-name="Subtitle">Bénévole</text:p>
      <text:h text:style-name="P1" text:outline-level="2">Accéder <text:span text:style-name="T3">au</text:span><text:span text:style-name="T2">x taches</text:span></text:h>
      <text:p text:style-name="P3">En tant qu’utilisateur, j’aimerais pouvoir accéder <text:span text:style-name="T3">au</text:span><text:span text:style-name="T2">x</text:span><text:span text:style-name="T3"> </text:span><text:span text:style-name="T2">taches</text:span>.</text:p>
      <text:h text:style-name="P2" text:outline-level="3">Critères d’acceptations</text:h>
      <text:p text:style-name="P3">Quand je suis authentifié il y a un menu avec un lien vers l<text:span text:style-name="T2">es taches</text:span>.</text:p>
      <text:p text:style-name="P3">Quand je clique sur ce lien je suis redirigé sur l<text:span text:style-name="T2">es taches</text:span>.</text:p>
      <text:p text:style-name="P3">Quand je suis sur la page d<text:span text:style-name="T2">es taches</text:span>, <text:span text:style-name="T3">je vois </text:span><text:span text:style-name="T2">la liste d</text:span><text:span text:style-name="T1">es</text:span><text:span text:style-name="T3"> </text:span><text:span text:style-name="T2">taches </text:span><text:span text:style-name="T1">de mes élèv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2-20T17:19:23.191000000</dc:date>
    <meta:editing-duration>PT6M1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8" meta:word-count="60" meta:character-count="333" meta:non-whitespace-character-count="281"/>
  </office:meta>
</office:document-meta>
</file>